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Google Sans&quot;" svg:font-family="'&quot;Google Sans&quot;'"/>
    <style:font-face style:name="&quot;YouTube Sans&quot;" svg:font-family="'&quot;YouTube Sans&quot;'"/>
    <style:font-face style:name="&quot;YouTube Sans&quot;, Arial" svg:font-family="'&quot;YouTube Sans&quot;, Arial'"/>
    <style:font-face style:name="&quot;docs-YouTube Sans&quot;" svg:font-family="'&quot;docs-YouTube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43.74pt"/>
    </style:style>
    <style:style style:name="co2" style:family="table-column">
      <style:table-column-properties fo:break-before="auto" style:column-width="145.16pt"/>
    </style:style>
    <style:style style:name="co3" style:family="table-column">
      <style:table-column-properties fo:break-before="auto" style:column-width="146.55pt"/>
    </style:style>
    <style:style style:name="co4" style:family="table-column">
      <style:table-column-properties fo:break-before="auto" style:column-width="177.79pt"/>
    </style:style>
    <style:style style:name="co5" style:family="table-column">
      <style:table-column-properties fo:break-before="auto" style:column-width="156.25pt"/>
    </style:style>
    <style:style style:name="co6" style:family="table-column">
      <style:table-column-properties fo:break-before="auto" style:column-width="256.96pt"/>
    </style:style>
    <style:style style:name="co7" style:family="table-column">
      <style:table-column-properties fo:break-before="auto" style:column-width="263.25pt"/>
    </style:style>
    <style:style style:name="co8" style:family="table-column">
      <style:table-column-properties fo:break-before="auto" style:column-width="168.04pt"/>
    </style:style>
    <style:style style:name="co9" style:family="table-column">
      <style:table-column-properties fo:break-before="auto" style:column-width="154.2pt"/>
    </style:style>
    <style:style style:name="co10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YouTube Sans&quot;" fo:font-size="11pt" fo:font-style="normal" fo:text-shadow="none" style:text-underline-style="none" fo:font-weight="bold" style:font-size-asian="11pt" style:font-style-asian="normal" style:font-weight-asian="bold" style:font-name-complex="&quot;YouTube Sans&quot;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YouTube Sans&quot;" fo:font-size="11pt" fo:font-style="normal" fo:text-shadow="none" style:text-underline-style="none" fo:font-weight="bold" style:font-size-asian="11pt" style:font-style-asian="normal" style:font-weight-asian="bold" style:font-name-complex="&quot;YouTube Sans&quot;" style:font-size-complex="11pt" style:font-style-complex="normal" style:font-weight-complex="bold"/>
    </style:style>
    <style:style style:name="ce3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YouTube Sans&quot;" fo:font-size="11pt" fo:font-style="normal" fo:text-shadow="none" style:text-underline-style="none" fo:font-weight="bold" style:font-size-asian="11pt" style:font-style-asian="normal" style:font-weight-asian="bold" style:font-name-complex="&quot;YouTube Sans&quot;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YouTube Sans&quot;" fo:font-size="11pt" fo:font-style="normal" fo:text-shadow="none" style:text-underline-style="none" fo:font-weight="bold" style:font-size-asian="11pt" style:font-style-asian="normal" style:font-weight-asian="bold" style:font-name-complex="&quot;YouTube Sans&quot;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YouTube Sans&quot;" fo:font-size="11pt" fo:font-style="normal" fo:text-shadow="none" style:text-underline-style="none" fo:font-weight="bold" style:font-size-asian="11pt" style:font-style-asian="normal" style:font-weight-asian="bold" style:font-name-complex="&quot;YouTube Sans&quot;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YouTube Sans&quot;" fo:font-size="11pt" fo:font-style="normal" fo:text-shadow="none" style:text-underline-style="none" fo:font-weight="bold" style:font-size-asian="11pt" style:font-style-asian="normal" style:font-weight-asian="bold" style:font-name-complex="&quot;YouTube Sans&quot;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docs-YouTube Sans&quot;" fo:font-size="11pt" fo:font-style="normal" fo:text-shadow="none" style:text-underline-style="none" fo:font-weight="bold" style:font-size-asian="11pt" style:font-style-asian="normal" style:font-weight-asian="bold" style:font-name-complex="&quot;docs-YouTube Sans&quot;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YouTube Sans&quot;" fo:font-size="11pt" fo:font-style="normal" fo:text-shadow="none" style:text-underline-style="none" fo:font-weight="normal" style:font-size-asian="11pt" style:font-style-asian="normal" style:font-weight-asian="normal" style:font-name-complex="&quot;YouTube Sans&quot;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docs-YouTube Sans&quot;" fo:font-size="11pt" fo:font-style="normal" fo:text-shadow="none" style:text-underline-style="none" fo:font-weight="bold" style:font-size-asian="11pt" style:font-style-asian="normal" style:font-weight-asian="bold" style:font-name-complex="&quot;docs-YouTube Sans&quot;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YouTube Sans&quot;" fo:font-size="11pt" fo:font-style="normal" fo:text-shadow="none" style:text-underline-style="none" fo:font-weight="bold" style:font-size-asian="11pt" style:font-style-asian="normal" style:font-weight-asian="bold" style:font-name-complex="&quot;YouTube Sans&quot;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solid" style:text-line-through-type="single" style:font-name="&quot;YouTube Sans&quot;" fo:font-size="11pt" fo:font-style="normal" fo:text-shadow="none" style:text-underline-style="none" fo:font-weight="normal" style:font-size-asian="11pt" style:font-style-asian="normal" style:font-weight-asian="normal" style:font-name-complex="&quot;YouTube Sans&quot;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cccccc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YouTube Sans&quot;" fo:font-size="11pt" fo:font-style="normal" fo:text-shadow="none" style:text-underline-style="none" fo:font-weight="bold" style:font-size-asian="11pt" style:font-style-asian="normal" style:font-weight-asian="bold" style:font-name-complex="&quot;YouTube Sans&quot;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&quot;YouTube Sans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YouTube Sans&quot;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&quot;YouTube Sans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YouTube Sans&quot;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YouTube Sans&quot;" fo:font-size="11pt" fo:font-style="normal" fo:text-shadow="none" style:text-underline-style="none" fo:font-weight="bold" style:font-size-asian="11pt" style:font-style-asian="normal" style:font-weight-asian="bold" style:font-name-complex="&quot;YouTube Sans&quot;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Google Sans&quot;" fo:font-size="11pt" fo:font-style="normal" fo:text-shadow="none" style:text-underline-style="none" fo:font-weight="normal" style:font-size-asian="11pt" style:font-style-asian="normal" style:font-weight-asian="normal" style:font-name-complex="&quot;Google Sans&quot;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cccccc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YouTube Sans&quot;" fo:font-size="11pt" fo:font-style="normal" fo:text-shadow="none" style:text-underline-style="none" fo:font-weight="bold" style:font-size-asian="11pt" style:font-style-asian="normal" style:font-weight-asian="bold" style:font-name-complex="&quot;YouTube Sans&quot;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YouTube Sans&quot;" fo:font-size="11pt" fo:font-style="normal" fo:text-shadow="none" style:text-underline-style="none" fo:font-weight="normal" style:font-size-asian="11pt" style:font-style-asian="normal" style:font-weight-asian="normal" style:font-name-complex="&quot;YouTube Sans&quot;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&quot;YouTube Sans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YouTube Sans&quot;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YouTube Sans&quot;" fo:font-size="11pt" fo:font-style="normal" fo:text-shadow="none" style:text-underline-style="none" fo:font-weight="bold" style:font-size-asian="11pt" style:font-style-asian="normal" style:font-weight-asian="bold" style:font-name-complex="&quot;YouTube Sans&quot;" style:font-size-complex="11pt" style:font-style-complex="normal" style:font-weight-complex="bold"/>
    </style:style>
    <style:style style:name="T1" style:family="text">
      <style:text-properties fo:color="#000000" style:font-name="&quot;YouTube Sans&quot;, 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&quot;YouTube Sans&quot;, 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style-complex="normal" fo:color="#000000" fo:text-shadow="none" style:font-style-asian="normal" style:font-weight-complex="normal" style:font-weight-asian="normal" style:font-size-complex="11pt" style:font-size-asian="11pt" style:font-name-complex="&quot;YouTube Sans&quot;, Arial" style:text-outline="false" fo:font-style="normal" style:text-line-through-type="none" style:text-underline-style="none" style:text-underline-color="font-color" fo:font-weight="normal" fo:font-size="11pt" style:font-name="&quot;YouTube Sans&quot;, Arial" style:text-position="0% 100%"/>
    </style:style>
    <style:style style:name="T3" style:family="text">
      <style:text-properties style:font-style-complex="normal" fo:color="#000000" fo:text-shadow="none" style:font-style-asian="normal" style:font-size-complex="11pt" style:font-size-asian="11pt" style:font-name-complex="&quot;YouTube Sans&quot;, Arial" style:text-outline="false" fo:font-style="normal" style:text-line-through-type="none" style:text-underline-style="none" style:text-underline-color="font-color" fo:font-size="11pt" style:font-name="&quot;YouTube Sans&quot;, Arial" style:text-position="0% 100%" style:font-weight-complex="bold" fo:font-weight="bold" style:font-weight-asian="bold"/>
    </style:style>
    <style:style style:name="T4" style:family="text">
      <style:text-properties style:font-style-complex="normal" fo:color="#000000" fo:text-shadow="none" style:font-style-asian="normal" style:font-size-complex="11pt" style:font-size-asian="11pt" style:font-name-complex="&quot;YouTube Sans&quot;, Arial" style:text-outline="false" fo:font-style="normal" style:text-line-through-type="none" style:text-underline-style="none" style:text-underline-color="font-color" fo:font-size="11pt" style:font-name="&quot;YouTube Sans&quot;, Arial" style:text-position="0% 100%" fo:font-weight="normal" style:font-weight-asian="normal" style:font-weight-complex="normal"/>
    </style:style>
    <style:style style:name="T5" style:family="text">
      <style:text-properties style:font-style-complex="normal" fo:color="#000000" fo:text-shadow="none" style:font-style-asian="normal" style:font-size-complex="11pt" style:font-size-asian="11pt" style:font-name-complex="&quot;YouTube Sans&quot;, Arial" style:text-outline="false" fo:font-style="normal" style:text-line-through-type="none" style:text-underline-style="none" style:text-underline-color="font-color" fo:font-size="11pt" style:font-name="&quot;YouTube Sans&quot;, Arial" style:text-position="0% 100%" fo:font-weight="bold" style:font-weight-asian="bold" style:font-weight-complex="bold"/>
    </style:style>
    <style:style style:name="T6" style:family="text">
      <style:text-properties style:font-name="&quot;YouTube Sans&quot;, Arial" fo:color="#000000" style:font-style-asian="normal" style:font-weight-complex="normal" style:font-weight-asian="normal" style:font-size-complex="11pt" style:font-size-asian="11pt" style:font-name-complex="&quot;YouTube Sans&quot;, Arial" fo:text-shadow="none" style:text-position="0% 100%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7" style:family="text">
      <style:text-properties style:font-name="&quot;YouTube Sans&quot;, Arial" fo:color="#000000" style:font-style-asian="normal" style:font-name-complex="&quot;YouTube Sans&quot;, Arial" fo:text-shadow="none" style:text-position="0% 100%" style:text-outline="false" fo:font-style="normal" style:text-line-through-type="none" style:text-underline-style="none" style:text-underline-color="font-color" style:font-style-complex="normal" fo:font-size="17pt" fo:font-weight="bold" style:font-size-asian="17pt" style:font-size-complex="17pt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>
            <text:p>Test case #</text:p>
          </table:table-cell>
          <table:table-cell table:style-name="ce4" office:value-type="string" calcext:value-type="string">
            <text:p>Test Name</text:p>
          </table:table-cell>
          <table:table-cell table:style-name="ce7" office:value-type="string" calcext:value-type="string">
            <text:p>App</text:p>
          </table:table-cell>
          <table:table-cell table:style-name="ce4" office:value-type="string" calcext:value-type="string">
            <text:p>Test Type</text:p>
          </table:table-cell>
          <table:table-cell table:style-name="ce10" office:value-type="string" calcext:value-type="string">
            <text:p>Is Test Working</text:p>
          </table:table-cell>
          <table:table-cell table:style-name="ce10" office:value-type="string" calcext:value-type="string">
            <text:p>Pre-requisites</text:p>
          </table:table-cell>
          <table:table-cell table:style-name="ce4" office:value-type="string" calcext:value-type="string">
            <text:p>URL</text:p>
          </table:table-cell>
          <table:table-cell table:style-name="ce22" office:value-type="string" calcext:value-type="string">
            <text:p>Test Instructions</text:p>
          </table:table-cell>
          <table:table-cell table:style-name="ce22" office:value-type="string" calcext:value-type="string">
            <text:p>Passing Criteria</text:p>
          </table:table-cell>
          <table:table-cell table:style-name="ce4" office:value-type="string" calcext:value-type="string">
            <text:p>Sample Content</text:p>
          </table:table-cell>
          <table:table-cell table:style-name="ce28" office:value-type="string" calcext:value-type="string">
            <text:p>Source of truth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PTC: Paramount+ Live DRM Stream</text:p>
            <text:p/>
          </table:table-cell>
          <table:table-cell table:style-name="ce8" office:value-type="string" calcext:value-type="string">
            <text:p>YouTube Main App</text:p>
          </table:table-cell>
          <table:table-cell table:style-name="ce8" office:value-type="string" calcext:value-type="string">
            <text:p>Manual</text:p>
          </table:table-cell>
          <table:table-cell table:style-name="ce8" office:value-type="string" calcext:value-type="string">
            <text:p>Yes</text:p>
          </table:table-cell>
          <table:table-cell table:style-name="ce13" office:value-type="string" calcext:value-type="string">
            <text:p><text:a xlink:href="http://go/yt-st-deviceaudit#test-account" xlink:type="simple">use yt.dope.tester@gmail.com</text:a></text:p>
          </table:table-cell>
          <table:table-cell table:style-name="ce13" office:value-type="string" calcext:value-type="string">
            <text:p><text:a xlink:href="http://youtube.com/tv/upg" xlink:type="simple">youtube.com/tv</text:a></text:p>
          </table:table-cell>
          <table:table-cell table:style-name="ce23" office:value-type="string" calcext:value-type="string">
            <text:p><text:span text:style-name="T1">1) Go to the YT Main App &gt; Movies &amp; TV; Find Primetime channels and click on Paramount plus</text:span></text:p>
            <text:p><text:span text:style-name="T1">2) In the Paramount Plus channel, scroll down to find “Live now” shelf</text:span></text:p>
            <text:p><text:span text:style-name="T2">3) Play Paramount Plus -&gt; </text:span><text:span text:style-name="T3">CBS Sports HQ</text:span><text:span text:style-name="T4"> or </text:span><text:span text:style-name="T5">CBS News Live News Hour</text:span><text:span text:style-name="T4"> channel and enable stats for nerds</text:span></text:p>
            <text:p><text:span text:style-name="T1">4) Upload a picture of the Stats for Nerds (after ads are finished playing)</text:span></text:p>
          </table:table-cell>
          <table:table-cell table:style-name="ce23" office:value-type="string" calcext:value-type="string">
            <text:p>- Capture Picture of Stats for Nerds in the beginning and the end</text:p>
            <text:p>- Playback should continue for 3 hours at 1080p</text:p>
          </table:table-cell>
          <table:table-cell table:style-name="ce21" table:number-columns-repeated="2"/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PTC: Paramount+ VOD Stream</text:p>
          </table:table-cell>
          <table:table-cell table:style-name="ce8" office:value-type="string" calcext:value-type="string">
            <text:p>YouTube Main App</text:p>
          </table:table-cell>
          <table:table-cell table:style-name="ce8" office:value-type="string" calcext:value-type="string">
            <text:p>Manual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use yt.dope.tester@gmail.com</text:p>
          </table:table-cell>
          <table:table-cell table:style-name="ce13" office:value-type="string" calcext:value-type="string">
            <text:p><text:a xlink:href="https://www.youtube.com/tv?#/browse?c=MV5UEgBxLgOp8" xlink:type="simple">https://www.youtube.com/tv?#/browse?c=MV5UEgBxLgOp8</text:a></text:p>
          </table:table-cell>
          <table:table-cell table:style-name="ce23" office:value-type="string" calcext:value-type="string">
            <text:p>1) Go to the YT Main App &gt; Movies &amp; TV; Find Primetime channels and click on Paramount plus</text:p>
            <text:p>2) In the Paramount Plus channel, scroll down to find “Movies” shelf</text:p>
            <text:p>3) Play "Top Gun Maverick" Movie and enable stats for nerds</text:p>
            <text:p>4) Upload a picture of the Stats for Nerds (after ads are finished playing)</text:p>
          </table:table-cell>
          <table:table-cell table:style-name="ce23" office:value-type="string" calcext:value-type="string">
            <text:p>- Capture Picture of Stats for Nerds in the beginning and the end</text:p>
            <text:p>- Playback should continue for full movie at 1080p</text:p>
          </table:table-cell>
          <table:table-cell table:style-name="ce21" table:number-columns-repeated="2"/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Mosaic (Multiview) on Kabuki</text:p>
          </table:table-cell>
          <table:table-cell table:style-name="ce8" office:value-type="string" calcext:value-type="string">
            <text:p>YouTube Main App</text:p>
          </table:table-cell>
          <table:table-cell table:style-name="ce8" office:value-type="string" calcext:value-type="string">
            <text:p>Manual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use yt.dope.tester@gmail.com</text:p>
          </table:table-cell>
          <table:table-cell table:style-name="ce13" office:value-type="string" calcext:value-type="string">
            <text:p><text:a xlink:href="https://www.youtube.com/tv#/browse?c=UCrRttZIypNTA1Mrfwo745Sg\" xlink:type="simple">https://www.youtube.com/tv#/browse?c=UCrRttZIypNTA1Mrfwo745Sg\</text:a></text:p>
          </table:table-cell>
          <table:table-cell table:style-name="ce24" office:value-type="string" calcext:value-type="string">
            <text:p><text:a xlink:href="https://www.youtube.com/tv/@TVChannel-nc6hf#/browse?c=UCfozS2Aegc-G6YX7u9rmgOA" xlink:type="simple">1) Go to the YT Main App &gt; Movies &amp; TV; Find Primetime channels and click on Paramount plus
2) Go to this internal channel on the device (should be in subscriptions) and you will see multview steams.
3) Play 4-up multiview video and enable stats for nerds
4) Caputre a Video of the switching between 4 videos and clicking into each one and backing out
5) Enable Captions and Repeat the same test. </text:a></text:p>
          </table:table-cell>
          <table:table-cell table:style-name="ce23" office:value-type="string" calcext:value-type="string">
            <text:p>- Device should smoothly audio switch and caption switch when selecting different videos</text:p>
            <text:p>- Device should smoothly resizie from single video to multiview when going in and out</text:p>
            <text:p>- Capture Video of all multiple streams playing, switching audio and going in and out of each video and upload to drive</text:p>
            <text:p>- Audio switching between streams must happen within 7 seconds</text:p>
          </table:table-cell>
          <table:table-cell table:style-name="ce27" office:value-type="string" calcext:value-type="string">
            <text:p><text:a xlink:href="https://photos.app.goo.gl/zfT11kYWA9hbjPuM9" xlink:type="simple">Sample Video</text:a></text:p>
          </table:table-cell>
          <table:table-cell table:style-name="ce27" office:value-type="string" calcext:value-type="string">
            <text:p><text:a xlink:href="http://b/277596186" xlink:type="simple">b/277596186

go/mosaic-on-main-howto</text:a></text:p>
          </table:table-cell>
          <table:table-cell table:number-columns-repeated="10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Resizing/Squeezeback on Kabuki</text:p>
          </table:table-cell>
          <table:table-cell table:style-name="ce8" office:value-type="string" calcext:value-type="string">
            <text:p>YouTube Main App</text:p>
          </table:table-cell>
          <table:table-cell table:style-name="ce8" office:value-type="string" calcext:value-type="string">
            <text:p>Manual</text:p>
          </table:table-cell>
          <table:table-cell table:style-name="ce8" office:value-type="string" calcext:value-type="string">
            <text:p>Yes</text:p>
          </table:table-cell>
          <table:table-cell table:style-name="ce14" office:value-type="string" calcext:value-type="string">
            <text:p><text:a xlink:href="http://go/kabuki/development/loaders" xlink:type="simple">Any account + Google N/W (or enable device debug access)</text:a></text:p>
          </table:table-cell>
          <table:table-cell table:style-name="ce8" office:value-type="string" calcext:value-type="string">
            <text:p>debugld externallcsqa</text:p>
            <text:p/>
            <text:p/>
          </table:table-cell>
          <table:table-cell table:style-name="ce23" office:value-type="string" calcext:value-type="string">
            <text:p><text:span text:style-name="T6">1) YT &gt; Search Page &gt;</text:span><text:span text:style-name="T7"> debugld externallcsqa</text:span></text:p>
            <text:p><text:span text:style-name="T1">2) Start Video Capture and playback any video; Clicking any button will trigger resize.</text:span></text:p>
            <text:p><text:span text:style-name="T1">3) Resize back and forth a few times to be caputured in Video </text:span></text:p>
            <text:p><text:span text:style-name="T1">4) Repeat the same for 3 other videos</text:span></text:p>
          </table:table-cell>
          <table:table-cell table:style-name="ce23" office:value-type="string" calcext:value-type="string">
            <text:p>Device resizes video without any issues</text:p>
          </table:table-cell>
          <table:table-cell table:style-name="ce27" office:value-type="string" calcext:value-type="string">
            <text:p><text:a xlink:href="https://photos.app.goo.gl/QUHuHdV5HgueNfeB9" xlink:type="simple">Sample Video</text:a></text:p>
          </table:table-cell>
          <table:table-cell table:style-name="ce27" office:value-type="string" calcext:value-type="string">
            <text:p><text:a xlink:href="http://b/274514099" xlink:type="simple">b/274514099</text:a></text:p>
          </table:table-cell>
          <table:table-cell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YTS Live DRM Test</text:p>
          </table:table-cell>
          <table:table-cell table:style-name="ce8" office:value-type="string" calcext:value-type="string">
            <text:p>YouTube Main App</text:p>
          </table:table-cell>
          <table:table-cell table:style-name="ce8" office:value-type="string" calcext:value-type="string">
            <text:p>Automated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yts test &lt;Device Id&gt; "LiveDRM Navigate To The DRM Video And Verify Stats For Nerds"</text:p>
          </table:table-cell>
          <table:table-cell table:style-name="ce23" office:value-type="string" calcext:value-type="string">
            <text:p>1) Using Terminal, run "yts discover" to get device id</text:p>
            <text:p>2) Run yts test &lt;device id&gt;  “LiveDRM Navigate To The DRM Video And Verify Stats For Nerds"</text:p>
            <text:p>3) Check terminal logs to check pass/fail.</text:p>
          </table:table-cell>
          <table:table-cell table:style-name="ce23" office:value-type="string" calcext:value-type="string">
            <text:p>Terminal logs should indicate the test is passing</text:p>
          </table:table-cell>
          <table:table-cell table:style-name="ce15" table:number-columns-repeated="2"/>
          <table:table-cell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720p Endurance test + YTV Fox News Channel.</text:p>
          </table:table-cell>
          <table:table-cell table:style-name="ce8" office:value-type="string" calcext:value-type="string">
            <text:p>YouTube TV App</text:p>
          </table:table-cell>
          <table:table-cell table:style-name="ce8" office:value-type="string" calcext:value-type="string">
            <text:p>Manual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Use a YTV enabled acccount (like your own Google account) + Google N/W (or enable device debug access)</text:p>
          </table:table-cell>
          <table:table-cell table:style-name="ce13" office:value-type="string" calcext:value-type="string">
            <text:p><text:a xlink:href="http://youtube.com/tv/upg" xlink:type="simple">youtube.com/tv/upg</text:a></text:p>
          </table:table-cell>
          <table:table-cell table:style-name="ce23" office:value-type="string" calcext:value-type="string">
            <text:p>1) Play live content from Fox news for 3 hours and enable Stats for Nerds</text:p>
            <text:p>2) Take a picture with stats for nerds at the beginning and end of 3 hours</text:p>
          </table:table-cell>
          <table:table-cell table:style-name="ce23" office:value-type="string" calcext:value-type="string">
            <text:p>Playback should continue for 3 hours at 720p@ 60 fps. </text:p>
          </table:table-cell>
          <table:table-cell table:style-name="ce15" table:number-columns-repeated="2"/>
          <table:table-cell table:number-columns-repeated="101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1080p Endurance test + YTV CBS Channel</text:p>
          </table:table-cell>
          <table:table-cell table:style-name="ce8" office:value-type="string" calcext:value-type="string">
            <text:p>YouTube TV App</text:p>
          </table:table-cell>
          <table:table-cell table:style-name="ce8" office:value-type="string" calcext:value-type="string">
            <text:p>Manual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Use a YTV enabled acccount (like your own Google account) + Google N/W (or enable device debug access)</text:p>
          </table:table-cell>
          <table:table-cell table:style-name="ce13" office:value-type="string" calcext:value-type="string">
            <text:p><text:a xlink:href="http://youtube.com/tv/upg" xlink:type="simple">youtube.com/tv/upg</text:a></text:p>
          </table:table-cell>
          <table:table-cell table:style-name="ce23" office:value-type="string" calcext:value-type="string">
            <text:p>1) Play live content from CBS  for 3 hours and enable Stats for Nerds</text:p>
            <text:p>2) Take a picture with stats for nerds at the beginning and end of 3 hours</text:p>
          </table:table-cell>
          <table:table-cell table:style-name="ce23" office:value-type="string" calcext:value-type="string">
            <text:p>Playback should continue for 3 hours at 1080p@ 60 fps. </text:p>
          </table:table-cell>
          <table:table-cell table:style-name="ce15" table:number-columns-repeated="2"/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Mosaic (Multiview) on YTV</text:p>
          </table:table-cell>
          <table:table-cell table:style-name="ce8" office:value-type="string" calcext:value-type="string">
            <text:p>YouTube TV App</text:p>
          </table:table-cell>
          <table:table-cell table:style-name="ce8" office:value-type="string" calcext:value-type="string">
            <text:p>Manual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Use a YTV enabled acccount (like your own Google account) + Google N/W (or enable device debug access)</text:p>
          </table:table-cell>
          <table:table-cell table:style-name="ce8" office:value-type="string" calcext:value-type="string">
            <text:p>No loader required. Should be available in the YTV App. </text:p>
          </table:table-cell>
          <table:table-cell table:style-name="ce23" office:value-type="string" calcext:value-type="string">
            <text:p>1) Go to the YTV App Home and scroll down to the "Watch in Multiview" Section </text:p>
            <text:p>2) Play 2 and 4 multiview video and enable stats for nerds</text:p>
            <text:p>3) Caputre a Video of the switching between different videos and clicking into each one and backing out</text:p>
            <text:p>4) Enable Captions and Repeat the same test</text:p>
            <text:p/>
          </table:table-cell>
          <table:table-cell table:style-name="ce23" office:value-type="string" calcext:value-type="string">
            <text:p>- Device should smoothly audio switch and caption switch when selecting different videos</text:p>
            <text:p>- Device should smoothly resizie from single video to multiview when going in and out</text:p>
            <text:p>- Capture Video of all multiple streams playing, switching audio and going in and out of each video and upload to drive</text:p>
            <text:p>- Audio switching between streams must happen within 7 seconds</text:p>
          </table:table-cell>
          <table:table-cell table:style-name="ce15" table:number-columns-repeated="2"/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Resizing/Squeezeback - YTV Stats</text:p>
          </table:table-cell>
          <table:table-cell table:style-name="ce8" office:value-type="string" calcext:value-type="string">
            <text:p>YouTube TV App</text:p>
          </table:table-cell>
          <table:table-cell table:style-name="ce8" office:value-type="string" calcext:value-type="string">
            <text:p>Manual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Use a YTV enabled acccount (like your own Google account) + Google N/W (or enable device debug access)</text:p>
          </table:table-cell>
          <table:table-cell table:style-name="ce8" office:value-type="string" calcext:value-type="string">
            <text:p>Use "ld externalsq"</text:p>
          </table:table-cell>
          <table:table-cell table:style-name="ce23" office:value-type="string" calcext:value-type="string">
            <text:p>1) Launch YTV app and load the loader ld sq</text:p>
            <text:p>2) Play any video and then press the up button on the remote and click on the “Scores &amp; Stats" button</text:p>
            <text:p>3) Press the back button to resize to full screen.</text:p>
            <text:p>4) The video should resize with the stats panel being visible on the screen.</text:p>
            <text:p/>
            <text:p>In order to calculate the resizing gap:</text:p>
            <text:p>Record video of resizing animation at 60fps.</text:p>
            <text:p/>
            <text:p>Find the first frame of the gap between the graphics layer (black border) and video layer.</text:p>
            <text:p/>
            <text:p>Increment total frame count for every video frame that increases in sizing gap.</text:p>
            <text:p/>
            <text:p>If no visual sizing gap is observed that frame may be omitted from total frame count.</text:p>
            <text:p/>
            <text:p>1 frame = 16.67ms in a 60fps video environment."</text:p>
          </table:table-cell>
          <table:table-cell table:style-name="ce15"/>
          <table:table-cell table:style-name="ce21"/>
          <table:table-cell table:style-name="ce27" office:value-type="string" calcext:value-type="string">
            <text:p><text:a xlink:href="http://b/270720156#comment17" xlink:type="simple">http://b/270720156</text:a></text:p>
          </table:table-cell>
          <table:table-cell table:number-columns-repeated="101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Test: LiveDRM Endurance Test</text:p>
          </table:table-cell>
          <table:table-cell table:style-name="ce8" office:value-type="string" calcext:value-type="string">
            <text:p>YT Main App</text:p>
          </table:table-cell>
          <table:table-cell table:style-name="ce8" office:value-type="string" calcext:value-type="string">
            <text:p>Automated</text:p>
          </table:table-cell>
          <table:table-cell table:style-name="ce11" office:value-type="string" calcext:value-type="string">
            <text:p>Yes</text:p>
          </table:table-cell>
          <table:table-cell table:style-name="ce15"/>
          <table:table-cell table:style-name="ce17" office:value-type="string" calcext:value-type="string">
            <text:p>yts test "device_ID" "LiveDRM Endurance" --agent-url="https://www.youtube.com/tv?build=livedrm2&amp;automationRoutine=yts&amp;playDuration=1920&amp;testDuration=14400000"</text:p>
          </table:table-cell>
          <table:table-cell table:style-name="ce8" office:value-type="string" calcext:value-type="string">
            <text:p><text:s/>Use YTS to launch the test</text:p>
          </table:table-cell>
          <table:table-cell table:style-name="ce8" office:value-type="string" calcext:value-type="string">
            <text:p>Playback for 4 hours and test will be marked as pass if there are no issues</text:p>
          </table:table-cell>
          <table:table-cell table:style-name="ce21"/>
          <table:table-cell table:style-name="ce15"/>
          <table:table-cell table:number-columns-repeated="101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YTV : Key Plays</text:p>
          </table:table-cell>
          <table:table-cell table:style-name="ce8" office:value-type="string" calcext:value-type="string">
            <text:p>YouTube TV App</text:p>
          </table:table-cell>
          <table:table-cell table:style-name="ce8" office:value-type="string" calcext:value-type="string">
            <text:p>Manual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Use a YTV enabled acccount (like your own Google account) + Google N/W (or enable device debug access)</text:p>
          </table:table-cell>
          <table:table-cell table:style-name="ce8" office:value-type="string" calcext:value-type="string">
            <text:p>DVR "MLB", "FIFA", Basketball on ION by clicking on add to library</text:p>
          </table:table-cell>
          <table:table-cell table:style-name="ce25" office:value-type="string" calcext:value-type="string">
            <text:p><text:a xlink:href="https://screenshot.googleplex.com/A28WX9rTojQTuQ8" xlink:type="simple">1) Catch up with Key Plays: Click a game to watch, select the “Catch up with key plays” on the side sheet.

Steps,

- Enter the Catch up with key plays mode
- Go to next and previous key plays with your remote 
- Try exiting the key plays mode, 
- Try jumping to the live game before all the key plays are over

2) [Skip if there is no live sport] Join a Live Sport Stream, click on the down button on &gt; Click on Key Plays &gt; Watch 3 Key Plays &gt; Go back to Live Stream
</text:a></text:p>
          </table:table-cell>
          <table:table-cell table:style-name="ce8" office:value-type="string" calcext:value-type="string">
            <text:p>Fail if device buffers for more 4 seconds, or crashes</text:p>
          </table:table-cell>
          <table:table-cell table:style-name="ce19" table:number-columns-repeated="2"/>
          <table:table-cell table:number-columns-repeated="101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YT Main App : Key Plays</text:p>
          </table:table-cell>
          <table:table-cell table:style-name="ce8" office:value-type="string" calcext:value-type="string">
            <text:p>YT Main App</text:p>
          </table:table-cell>
          <table:table-cell table:style-name="ce8" office:value-type="string" calcext:value-type="string">
            <text:p>Manual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FL ST Subscription on YT Main App</text:p>
          </table:table-cell>
          <table:table-cell table:style-name="ce8" office:value-type="string" calcext:value-type="string">
            <text:p>YT Main App &gt; Subscriptions &gt; TV Channel &gt; Visit Channel &gt; Home broadcasts &gt; 3rd game (West First Round Game 2: LA Lakers at Memphhis..</text:p>
          </table:table-cell>
          <table:table-cell table:style-name="ce26" office:value-type="string" calcext:value-type="string">
            <text:p><text:a xlink:href="https://screenshot.googleplex.com/A28WX9rTojQTuQ8" xlink:type="simple">1) Catch up with Key Plays: Click a game to watch, select the “Catch up with key plays” on the side sheet.

Steps,

- Enter the Catch up with key plays mode
- Go to next and previous key plays with your remote 
- Try exiting the key plays mode, 
- Try jumping to the live game before all the key plays are over

2) [Skip if there is no live sport] Join a Live Sport Stream, click on the down button on &gt; Click on Key Plays &gt; Watch 3 Key Plays &gt; Go back to Live Stream
</text:a></text:p>
          </table:table-cell>
          <table:table-cell table:style-name="ce8" office:value-type="string" calcext:value-type="string">
            <text:p>Fail if device buffers for more 4 seconds, or crashes</text:p>
          </table:table-cell>
          <table:table-cell table:style-name="ce19" table:number-columns-repeated="2"/>
          <table:table-cell table:number-columns-repeated="101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YTS Guided : Alternate Time Zone</text:p>
          </table:table-cell>
          <table:table-cell table:style-name="ce8" office:value-type="string" calcext:value-type="string">
            <text:p>YTS </text:p>
          </table:table-cell>
          <table:table-cell table:style-name="ce8" office:value-type="string" calcext:value-type="string">
            <text:p>YTS Guided</text:p>
          </table:table-cell>
          <table:table-cell table:style-name="ce8" office:value-type="string" calcext:value-type="string">
            <text:p>YTS on terminal</text:p>
          </table:table-cell>
          <table:table-cell table:style-name="ce8" office:value-type="string" calcext:value-type="string">
            <text:p>Shows correct time as set per the Device's timezone and the current time</text:p>
          </table:table-cell>
          <table:table-cell table:style-name="ce15"/>
          <table:table-cell table:style-name="ce8" office:value-type="string" calcext:value-type="string">
            <text:p>Set Time on device settings to US Pacific Time</text:p>
            <text:p>discover device on YTS and get &lt;Device ID&gt;</text:p>
            <text:p>run "yts test &lt;device ID&gt; "Time Alternate Time Zones" --guided --year=2024 --test-version=dev --nonprod-api --verbose" and check if the time matches the currentTime. </text:p>
            <text:p>Paste the output in gPaste</text:p>
            <text:p>return the same for Mountain, Central and Eastern Timezone</text:p>
          </table:table-cell>
          <table:table-cell table:style-name="ce8" office:value-type="string" calcext:value-type="string">
            <text:p>Fail if device shows incorrect time or time in a different timezone than the one you set in device settings</text:p>
          </table:table-cell>
          <table:table-cell table:style-name="ce19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Test case #</text:p>
          </table:table-cell>
          <table:table-cell table:style-name="ce6" office:value-type="string" calcext:value-type="string">
            <text:p>Test Name</text:p>
          </table:table-cell>
          <table:table-cell table:style-name="ce9" office:value-type="string" calcext:value-type="string">
            <text:p>App</text:p>
          </table:table-cell>
          <table:table-cell table:style-name="ce6" office:value-type="string" calcext:value-type="string">
            <text:p>Test Type</text:p>
          </table:table-cell>
          <table:table-cell table:style-name="ce12" office:value-type="string" calcext:value-type="string">
            <text:p>Test Instructions</text:p>
          </table:table-cell>
          <table:table-cell table:style-name="ce16" office:value-type="string" calcext:value-type="string">
            <text:p>Passing Criteria</text:p>
          </table:table-cell>
          <table:table-cell table:style-name="ce18"/>
          <table:table-cell table:style-name="ce6" office:value-type="string" calcext:value-type="string">
            <text:p>Test Instructions</text:p>
          </table:table-cell>
          <table:table-cell table:style-name="ce6" office:value-type="string" calcext:value-type="string">
            <text:p>Passing Criteria</text:p>
          </table:table-cell>
          <table:table-cell table:number-columns-repeated="101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YTV : Key Plays</text:p>
          </table:table-cell>
          <table:table-cell table:style-name="ce8" office:value-type="string" calcext:value-type="string">
            <text:p>YouTube TV App</text:p>
          </table:table-cell>
          <table:table-cell table:style-name="ce8" office:value-type="string" calcext:value-type="string">
            <text:p>Manual</text:p>
          </table:table-cell>
          <table:table-cell table:style-name="ce8" office:value-type="string" calcext:value-type="string">
            <text:p>Use a YTV enabled acccount (like your own Google account) + Google N/W (or enable device debug access)</text:p>
          </table:table-cell>
          <table:table-cell table:style-name="ce8" office:value-type="string" calcext:value-type="string">
            <text:p>DVR "MLB", "FIFA", Basketball on ION by clicking on add to library</text:p>
          </table:table-cell>
          <table:table-cell table:style-name="ce19"/>
          <table:table-cell table:style-name="ce25" office:value-type="string" calcext:value-type="string">
            <text:p><text:a xlink:href="https://screenshot.googleplex.com/A28WX9rTojQTuQ8" xlink:type="simple">1) Catch up with Key Plays: Click a game to watch, select the “Catch up with key plays” on the side sheet.

Steps,

- Enter the Catch up with key plays mode
- Go to next and previous key plays with your remote 
- Try exiting the key plays mode, 
- Try jumping to the live game before all the key plays are over

2) [Skip if there is no live sport] Join a Live Sport Stream, click on the down button on &gt; Click on Key Plays &gt; Watch 3 Key Plays &gt; Go back to Live Stream
</text:a></text:p>
          </table:table-cell>
          <table:table-cell table:style-name="ce8" office:value-type="string" calcext:value-type="string">
            <text:p>Fail if device buffers for more 4 seconds, or crashes</text:p>
          </table:table-cell>
          <table:table-cell table:number-columns-repeated="101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YT Main App : Key Plays</text:p>
          </table:table-cell>
          <table:table-cell table:style-name="ce8" office:value-type="string" calcext:value-type="string">
            <text:p>YT Main App</text:p>
          </table:table-cell>
          <table:table-cell table:style-name="ce8" office:value-type="string" calcext:value-type="string">
            <text:p>Manual</text:p>
          </table:table-cell>
          <table:table-cell table:style-name="ce8" office:value-type="string" calcext:value-type="string">
            <text:p>NFL ST Subscription on YT Main App</text:p>
          </table:table-cell>
          <table:table-cell table:style-name="ce8" office:value-type="string" calcext:value-type="string">
            <text:p>YT Main App &gt; Subscriptions &gt; TV Channel &gt; Visit Channel &gt; Home broadcasts &gt; 3rd game (West First Round Game 2: LA Lakers at Memphhis..</text:p>
          </table:table-cell>
          <table:table-cell table:style-name="ce20"/>
          <table:table-cell table:style-name="ce26" office:value-type="string" calcext:value-type="string">
            <text:p><text:a xlink:href="https://screenshot.googleplex.com/A28WX9rTojQTuQ8" xlink:type="simple">1) Catch up with Key Plays: Click a game to watch, select the “Catch up with key plays” on the side sheet.

Steps,

- Enter the Catch up with key plays mode
- Go to next and previous key plays with your remote 
- Try exiting the key plays mode, 
- Try jumping to the live game before all the key plays are over

2) [Skip if there is no live sport] Join a Live Sport Stream, click on the down button on &gt; Click on Key Plays &gt; Watch 3 Key Plays &gt; Go back to Live Stream
</text:a></text:p>
          </table:table-cell>
          <table:table-cell table:style-name="ce8" office:value-type="string" calcext:value-type="string">
            <text:p>Fail if device buffers for more 4 seconds, or crashes</text:p>
          </table:table-cell>
          <table:table-cell table:number-columns-repeated="1015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YTS Guided : Alternate Time Zone</text:p>
          </table:table-cell>
          <table:table-cell table:style-name="ce8" office:value-type="string" calcext:value-type="string">
            <text:p>YTS </text:p>
          </table:table-cell>
          <table:table-cell table:style-name="ce8" office:value-type="string" calcext:value-type="string">
            <text:p>YTS Guided</text:p>
          </table:table-cell>
          <table:table-cell table:style-name="ce8" office:value-type="string" calcext:value-type="string">
            <text:p>YTS on terminal</text:p>
          </table:table-cell>
          <table:table-cell table:style-name="ce8" office:value-type="string" calcext:value-type="string">
            <text:p>Shows correct time as set per the Device's timezone and the current time</text:p>
          </table:table-cell>
          <table:table-cell table:style-name="ce15"/>
          <table:table-cell table:style-name="ce8" office:value-type="string" calcext:value-type="string">
            <text:p>Set Time on device settings to US Pacific Time</text:p>
            <text:p>discover device on YTS and get &lt;Device ID&gt;</text:p>
            <text:p>run "yts test &lt;device ID&gt; "Time Alternate Time Zones" --guided --year=2024 --test-version=dev --nonprod-api --verbose" and check if the time matches the currentTime. </text:p>
            <text:p>Paste the output in gPaste</text:p>
            <text:p>return the same for Mountain, Central and Eastern Timezone</text:p>
          </table:table-cell>
          <table:table-cell table:style-name="ce8" office:value-type="string" calcext:value-type="string">
            <text:p>Fail if device shows incorrect time or time in a different timezone than the one you set in device setting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Test case #</text:p>
          </table:table-cell>
          <table:table-cell table:style-name="ce6" office:value-type="string" calcext:value-type="string">
            <text:p>Test Name</text:p>
          </table:table-cell>
          <table:table-cell table:style-name="ce9" office:value-type="string" calcext:value-type="string">
            <text:p>App</text:p>
          </table:table-cell>
          <table:table-cell table:style-name="ce6" office:value-type="string" calcext:value-type="string">
            <text:p>Test Type</text:p>
          </table:table-cell>
          <table:table-cell table:style-name="ce12" office:value-type="string" calcext:value-type="string">
            <text:p>Test Instructions</text:p>
          </table:table-cell>
          <table:table-cell table:style-name="ce16" office:value-type="string" calcext:value-type="string">
            <text:p>Passing Criteria</text:p>
          </table:table-cell>
          <table:table-cell table:style-name="ce18"/>
          <table:table-cell table:style-name="ce6" office:value-type="string" calcext:value-type="string">
            <text:p>Test Instructions</text:p>
          </table:table-cell>
          <table:table-cell table:style-name="ce6" office:value-type="string" calcext:value-type="string">
            <text:p>Passing Criteria</text:p>
          </table:table-cell>
          <table:table-cell table:number-columns-repeated="101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YTV : Key Plays</text:p>
          </table:table-cell>
          <table:table-cell table:style-name="ce8" office:value-type="string" calcext:value-type="string">
            <text:p>YouTube TV App</text:p>
          </table:table-cell>
          <table:table-cell table:style-name="ce8" office:value-type="string" calcext:value-type="string">
            <text:p>Manual</text:p>
          </table:table-cell>
          <table:table-cell table:style-name="ce8" office:value-type="string" calcext:value-type="string">
            <text:p>Use a YTV enabled acccount (like your own Google account) + Google N/W (or enable device debug access)</text:p>
          </table:table-cell>
          <table:table-cell table:style-name="ce8" office:value-type="string" calcext:value-type="string">
            <text:p>DVR "MLB", "FIFA", Basketball on ION by clicking on add to library</text:p>
          </table:table-cell>
          <table:table-cell table:style-name="ce19"/>
          <table:table-cell table:style-name="ce25" office:value-type="string" calcext:value-type="string">
            <text:p><text:a xlink:href="https://screenshot.googleplex.com/A28WX9rTojQTuQ8" xlink:type="simple">1) Catch up with Key Plays: Click a game to watch, select the “Catch up with key plays” on the side sheet.

Steps,

- Enter the Catch up with key plays mode
- Go to next and previous key plays with your remote 
- Try exiting the key plays mode, 
- Try jumping to the live game before all the key plays are over

2) [Skip if there is no live sport] Join a Live Sport Stream, click on the down button on &gt; Click on Key Plays &gt; Watch 3 Key Plays &gt; Go back to Live Stream
</text:a></text:p>
          </table:table-cell>
          <table:table-cell table:style-name="ce8" office:value-type="string" calcext:value-type="string">
            <text:p>Fail if device buffers for more 4 seconds, or crashes</text:p>
          </table:table-cell>
          <table:table-cell table:number-columns-repeated="101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YT Main App : Key Plays</text:p>
          </table:table-cell>
          <table:table-cell table:style-name="ce8" office:value-type="string" calcext:value-type="string">
            <text:p>YT Main App</text:p>
          </table:table-cell>
          <table:table-cell table:style-name="ce8" office:value-type="string" calcext:value-type="string">
            <text:p>Manual</text:p>
          </table:table-cell>
          <table:table-cell table:style-name="ce8" office:value-type="string" calcext:value-type="string">
            <text:p>NFL ST Subscription on YT Main App</text:p>
          </table:table-cell>
          <table:table-cell table:style-name="ce8" office:value-type="string" calcext:value-type="string">
            <text:p>YT Main App &gt; Subscriptions &gt; TV Channel &gt; Visit Channel &gt; Home broadcasts &gt; 3rd game (West First Round Game 2: LA Lakers at Memphhis..</text:p>
          </table:table-cell>
          <table:table-cell table:style-name="ce20"/>
          <table:table-cell table:style-name="ce26" office:value-type="string" calcext:value-type="string">
            <text:p><text:a xlink:href="https://screenshot.googleplex.com/A28WX9rTojQTuQ8" xlink:type="simple">1) Catch up with Key Plays: Click a game to watch, select the “Catch up with key plays” on the side sheet.

Steps,

- Enter the Catch up with key plays mode
- Go to next and previous key plays with your remote 
- Try exiting the key plays mode, 
- Try jumping to the live game before all the key plays are over

2) [Skip if there is no live sport] Join a Live Sport Stream, click on the down button on &gt; Click on Key Plays &gt; Watch 3 Key Plays &gt; Go back to Live Stream
</text:a></text:p>
          </table:table-cell>
          <table:table-cell table:style-name="ce8" office:value-type="string" calcext:value-type="string">
            <text:p>Fail if device buffers for more 4 seconds, or crashes</text:p>
          </table:table-cell>
          <table:table-cell table:number-columns-repeated="1015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YTS Guided : Alternate Time Zone</text:p>
          </table:table-cell>
          <table:table-cell table:style-name="ce8" office:value-type="string" calcext:value-type="string">
            <text:p>YTS </text:p>
          </table:table-cell>
          <table:table-cell table:style-name="ce8" office:value-type="string" calcext:value-type="string">
            <text:p>YTS Guided</text:p>
          </table:table-cell>
          <table:table-cell table:style-name="ce8" office:value-type="string" calcext:value-type="string">
            <text:p>YTS on terminal</text:p>
          </table:table-cell>
          <table:table-cell table:style-name="ce8" office:value-type="string" calcext:value-type="string">
            <text:p>Shows correct time as set per the Device's timezone and the current time</text:p>
          </table:table-cell>
          <table:table-cell table:style-name="ce15"/>
          <table:table-cell table:style-name="ce8" office:value-type="string" calcext:value-type="string">
            <text:p>Set Time on device settings to US Pacific Time</text:p>
            <text:p>discover device on YTS and get &lt;Device ID&gt;</text:p>
            <text:p>run "yts test &lt;device ID&gt; "Time Alternate Time Zones" --guided --year=2024 --test-version=dev --nonprod-api --verbose" and check if the time matches the currentTime. </text:p>
            <text:p>Paste the output in gPaste</text:p>
            <text:p>return the same for Mountain, Central and Eastern Timezone</text:p>
          </table:table-cell>
          <table:table-cell table:style-name="ce8" office:value-type="string" calcext:value-type="string">
            <text:p>Fail if device shows incorrect time or time in a different timezone than the one you set in device settings</text:p>
          </table:table-cell>
          <table:table-cell table:number-columns-repeated="101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YTS Guided : 5.1 Audio Support</text:p>
          </table:table-cell>
          <table:table-cell table:style-name="ce8" office:value-type="string" calcext:value-type="string">
            <text:p>YTS </text:p>
          </table:table-cell>
          <table:table-cell table:style-name="ce8" office:value-type="string" calcext:value-type="string">
            <text:p>YTS Automated</text:p>
          </table:table-cell>
          <table:table-cell table:style-name="ce8" office:value-type="string" calcext:value-type="string">
            <text:p>YTS on terminal</text:p>
          </table:table-cell>
          <table:table-cell table:style-name="ce8" office:value-type="string" calcext:value-type="string">
            <text:p>Passes both AC3 and EAC test cases</text:p>
          </table:table-cell>
          <table:table-cell table:style-name="ce21"/>
          <table:table-cell table:style-name="ce8" office:value-type="string" calcext:value-type="string">
            <text:p>discover device on YTS and get &lt;Device ID&gt;</text:p>
            <text:p>run "yts test &lt;deviceId&gt; "MSE Codec Tests MSE (EAC3) PlaybackOnlyEAC3Audio" </text:p>
            <text:p>Paste the output in gPaste</text:p>
          </table:table-cell>
          <table:table-cell table:style-name="ce8" office:value-type="string" calcext:value-type="string">
            <text:p>Fail if device fails AC3 or EAC test</text:p>
          </table:table-cell>
          <table:table-cell table:number-columns-repeated="101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YTS : Squeezeback mode</text:p>
          </table:table-cell>
          <table:table-cell table:style-name="ce8" office:value-type="string" calcext:value-type="string">
            <text:p>YTS </text:p>
          </table:table-cell>
          <table:table-cell table:style-name="ce8" office:value-type="string" calcext:value-type="string">
            <text:p>YTS Guided</text:p>
          </table:table-cell>
          <table:table-cell table:style-name="ce8" office:value-type="string" calcext:value-type="string">
            <text:p>YTS on terminal</text:p>
          </table:table-cell>
          <table:table-cell table:style-name="ce8" office:value-type="string" calcext:value-type="string">
            <text:p>Passes resizing test case</text:p>
          </table:table-cell>
          <table:table-cell table:style-name="ce21"/>
          <table:table-cell table:style-name="ce8" office:value-type="string" calcext:value-type="string">
            <text:p>discover device on YTS and get &lt;Device ID&gt;</text:p>
            <text:p>run "yts test &lt;deviceId&gt; "Media Resizing 2024+" --guided" </text:p>
            <text:p>Paste the output in gPaste</text:p>
          </table:table-cell>
          <table:table-cell table:style-name="ce8" office:value-type="string" calcext:value-type="string">
            <text:p>Fail if device fails resizing test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9" office:value-type="string" calcext:value-type="string">
            <text:p>yts test &lt;deviceId&gt; "MSE Codec Tests MSE (EAC3) PlaybackOnlyEAC3Audio"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9" office:value-type="string" calcext:value-type="string">
            <text:p>yts test &lt;deviceId&gt; "Media Resizing 2024+" --guided</text:p>
          </table:table-cell>
          <table:table-cell table:number-columns-repeated="1016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Google Sans&quot;" svg:font-family="'&quot;Google Sans&quot;'"/>
    <style:font-face style:name="&quot;YouTube Sans&quot;" svg:font-family="'&quot;YouTube Sans&quot;'"/>
    <style:font-face style:name="&quot;YouTube Sans&quot;, Arial" svg:font-family="'&quot;YouTube Sans&quot;, Arial'"/>
    <style:font-face style:name="&quot;docs-YouTube Sans&quot;" svg:font-family="'&quot;docs-YouTube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12" meta:object-count="0"/>
    <meta:generator>LibreOfficeDev/6.0.5.2$Linux_X86_64 LibreOffice_project/</meta:generator>
  </office:meta>
</office:document-meta>
</file>